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12dc74"/>
    </style:style>
    <style:style style:name="P2" style:family="paragraph" style:parent-style-name="Standard" style:master-page-name="Standard">
      <style:paragraph-properties style:page-number="auto"/>
      <style:text-properties officeooo:paragraph-rsid="0012dc74"/>
    </style:style>
    <style:style style:name="P3" style:family="paragraph" style:parent-style-name="Standard">
      <style:paragraph-properties fo:margin-left="0.672cm" fo:margin-right="1.533cm" fo:line-height="0.512cm" fo:text-indent="0cm" style:auto-text-indent="false"/>
      <style:text-properties style:font-name="Arial1" fo:font-size="11pt" fo:letter-spacing="-0.019cm" officeooo:paragraph-rsid="0012bb8a" style:font-size-asian="11pt" style:font-size-complex="11pt"/>
    </style:style>
    <style:style style:name="P4" style:family="paragraph" style:parent-style-name="Standard">
      <style:paragraph-properties fo:margin-left="0.672cm" fo:margin-right="1.533cm" fo:line-height="0.512cm" fo:text-indent="0cm" style:auto-text-indent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margin-left="0.672cm" fo:margin-right="1.533cm" fo:line-height="0.512cm" fo:text-indent="0cm" style:auto-text-indent="false"/>
      <style:text-properties style:font-name="Arial1" fo:font-size="11pt" officeooo:paragraph-rsid="0012bb8a" style:font-size-asian="11pt" style:font-size-complex="11pt"/>
    </style:style>
    <style:style style:name="P6" style:family="paragraph" style:parent-style-name="Standard">
      <style:paragraph-properties fo:margin-left="0.672cm" fo:margin-right="4.239cm" fo:line-height="0.512cm" fo:text-indent="0.635cm" style:auto-text-indent="false"/>
      <style:text-properties style:font-name="Arial1" fo:font-size="11pt" fo:letter-spacing="-0.019cm" officeooo:paragraph-rsid="0012bb8a" fo:background-color="#ffff00" style:font-size-asian="11pt" style:font-size-complex="11pt"/>
    </style:style>
    <style:style style:name="P7" style:family="paragraph" style:parent-style-name="Standard">
      <style:paragraph-properties fo:margin-left="0.672cm" fo:margin-right="4.239cm" fo:line-height="0.512cm" fo:text-indent="0cm" style:auto-text-indent="false"/>
      <style:text-properties style:font-name="Arial1" fo:font-size="11pt" fo:letter-spacing="-0.016cm" officeooo:paragraph-rsid="0012bb8a" style:font-size-asian="11pt" style:font-size-complex="11pt"/>
    </style:style>
    <style:style style:name="P8" style:family="paragraph" style:parent-style-name="Standard">
      <style:text-properties fo:color="#5983b0" style:font-name="Arial1" fo:font-size="11pt" style:text-underline-style="solid" style:text-underline-width="auto" style:text-underline-color="font-color" officeooo:rsid="001a1eec" officeooo:paragraph-rsid="0012dc74" style:font-size-asian="11pt" style:font-size-complex="11pt"/>
    </style:style>
    <style:style style:name="P9" style:family="paragraph" style:parent-style-name="Standard">
      <style:paragraph-properties fo:margin-left="0.034cm" fo:margin-right="5.906cm" fo:line-height="0.43cm" fo:text-indent="0cm" style:auto-text-indent="false"/>
      <style:text-properties style:font-name="Arial1" fo:font-size="12pt" fo:letter-spacing="-0.023cm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.672cm" fo:margin-right="7.99cm" fo:line-height="0.512cm" fo:text-indent="0cm" style:auto-text-indent="false"/>
      <style:text-properties style:font-name="Arial1" fo:font-size="11pt" fo:letter-spacing="-0.012cm" style:font-size-asian="11pt" style:font-size-complex="11pt"/>
    </style:style>
    <style:style style:name="P11" style:family="paragraph" style:parent-style-name="Standard">
      <style:paragraph-properties fo:margin-left="0.672cm" fo:margin-right="0.109cm" fo:line-height="0.512cm" fo:text-indent="0cm" style:auto-text-indent="false"/>
      <style:text-properties style:font-name="Arial1" fo:font-size="11pt" fo:letter-spacing="-0.016cm" style:font-size-asian="11pt" style:font-size-complex="11pt"/>
    </style:style>
    <style:style style:name="P12" style:family="paragraph" style:parent-style-name="Standard">
      <style:paragraph-properties fo:margin-left="0.672cm" fo:margin-right="8.7cm" fo:line-height="0.512cm" fo:text-indent="0.635cm" style:auto-text-indent="false"/>
      <style:text-properties style:font-name="Arial1" fo:font-size="11pt" fo:letter-spacing="-0.021cm" style:font-size-asian="11pt" style:font-size-complex="11pt"/>
    </style:style>
    <style:style style:name="P13" style:family="paragraph" style:parent-style-name="Standard">
      <style:paragraph-properties fo:margin-left="0.672cm" fo:margin-right="8.093cm" fo:line-height="0.506cm" fo:text-indent="0cm" style:auto-text-indent="false"/>
      <style:text-properties style:font-name="Arial1" fo:font-size="11pt" fo:letter-spacing="-0.014cm" style:font-size-asian="11pt" style:font-size-complex="11pt"/>
    </style:style>
    <style:style style:name="P14" style:family="paragraph" style:parent-style-name="Standard">
      <style:paragraph-properties fo:margin-left="0.672cm" fo:margin-right="1.155cm" fo:line-height="0.512cm" fo:text-indent="0cm" style:auto-text-indent="false"/>
      <style:text-properties style:font-name="Arial1" fo:font-size="11pt" fo:letter-spacing="-0.016cm" style:font-size-asian="11pt" style:font-size-complex="11pt"/>
    </style:style>
    <style:style style:name="P15" style:family="paragraph" style:parent-style-name="Standard">
      <style:paragraph-properties fo:margin-left="0.672cm" fo:margin-right="1.155cm" fo:line-height="0.515cm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margin-left="0.034cm" fo:margin-right="7.784cm" fo:line-height="0.506cm" fo:text-indent="0cm" style:auto-text-indent="false"/>
      <style:text-properties style:font-name="Arial1" fo:font-size="12pt" fo:letter-spacing="-0.026cm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.034cm" fo:margin-right="0.695cm" fo:line-height="0.506cm" fo:text-indent="0.639cm" style:auto-text-indent="false"/>
      <style:text-properties style:font-name="Arial1" fo:font-size="11pt" fo:letter-spacing="-0.018cm" style:font-size-asian="11pt" style:font-size-complex="11pt"/>
    </style:style>
    <style:style style:name="P18" style:family="paragraph" style:parent-style-name="Standard">
      <style:paragraph-properties fo:margin-left="0.672cm" fo:margin-right="10.52cm" fo:line-height="0.512cm" fo:text-indent="0.635cm" style:auto-text-indent="false"/>
      <style:text-properties style:font-name="Arial1" fo:font-size="11pt" fo:letter-spacing="-0.023cm" style:font-size-asian="11pt" style:font-size-complex="11pt"/>
    </style:style>
    <style:style style:name="P19" style:family="paragraph" style:parent-style-name="Standard">
      <style:paragraph-properties fo:margin-left="0.672cm" fo:margin-right="1.822cm" fo:line-height="0.512cm" fo:text-indent="0cm" style:auto-text-indent="false"/>
      <style:text-properties style:font-name="Arial1" fo:font-size="11pt" fo:letter-spacing="-0.019cm" style:font-size-asian="11pt" style:font-size-complex="11pt"/>
    </style:style>
    <style:style style:name="P20" style:family="paragraph" style:parent-style-name="Standard">
      <style:paragraph-properties fo:margin-left="0.034cm" fo:margin-right="4.408cm" fo:line-height="0.512cm" fo:text-indent="0cm" style:auto-text-indent="false"/>
      <style:text-properties style:font-name="Arial1" fo:font-size="12pt" fo:letter-spacing="-0.026cm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.034cm" fo:margin-right="0.82cm" fo:line-height="0.512cm" fo:text-indent="0.639cm" style:auto-text-indent="false"/>
      <style:text-properties style:font-name="Arial1" fo:font-size="11pt" fo:letter-spacing="-0.018cm" style:font-size-asian="11pt" style:font-size-complex="11pt"/>
    </style:style>
    <style:style style:name="P22" style:family="paragraph" style:parent-style-name="Standard">
      <style:paragraph-properties fo:margin-left="0.672cm" fo:margin-right="6.729cm" fo:line-height="0.512cm" fo:text-indent="0.635cm" style:auto-text-indent="false"/>
      <style:text-properties style:font-name="Arial1" fo:font-size="11pt" fo:letter-spacing="-0.021cm" style:font-size-asian="11pt" style:font-size-complex="11pt"/>
    </style:style>
    <style:style style:name="P23" style:family="paragraph" style:parent-style-name="Standard">
      <style:paragraph-properties fo:margin-left="0.672cm" fo:margin-right="0.146cm" fo:line-height="0.506cm" fo:text-indent="0cm" style:auto-text-indent="false"/>
      <style:text-properties style:font-name="Arial1" fo:font-size="11pt" fo:letter-spacing="-0.018cm" style:font-size-asian="11pt" style:font-size-complex="11pt"/>
    </style:style>
    <style:style style:name="P24" style:family="paragraph" style:parent-style-name="Standard">
      <style:paragraph-properties fo:margin-left="0.672cm" fo:margin-right="0.97cm" fo:line-height="0.512cm" fo:text-indent="0cm" style:auto-text-indent="false"/>
      <style:text-properties style:font-name="Arial1" fo:font-size="11pt" fo:letter-spacing="-0.018cm" style:font-size-asian="11pt" style:font-size-complex="11pt"/>
    </style:style>
    <style:style style:name="P25" style:family="paragraph" style:parent-style-name="Standard">
      <style:paragraph-properties fo:margin-left="0.672cm" fo:margin-right="9.118cm" fo:line-height="0.512cm" fo:text-indent="0.635cm" style:auto-text-indent="false"/>
      <style:text-properties style:font-name="Arial1" fo:font-size="11pt" fo:letter-spacing="-0.018cm" style:font-size-asian="11pt" style:font-size-complex="11pt"/>
    </style:style>
    <style:style style:name="P26" style:family="paragraph" style:parent-style-name="Standard">
      <style:paragraph-properties fo:margin-left="0.034cm" fo:margin-right="0.84cm" fo:line-height="0.512cm" fo:text-indent="0.639cm" style:auto-text-indent="false"/>
      <style:text-properties style:font-name="Arial1" fo:font-size="11pt" fo:letter-spacing="-0.019cm" style:font-size-asian="11pt" style:font-size-complex="11pt"/>
    </style:style>
    <style:style style:name="P27" style:family="paragraph" style:parent-style-name="Standard">
      <style:paragraph-properties fo:margin-left="0.034cm" fo:margin-right="0.84cm" fo:line-height="0.506cm" fo:text-indent="0.639cm" style:auto-text-indent="false"/>
      <style:text-properties style:font-name="Arial1" fo:font-size="11pt" style:font-size-asian="11pt" style:font-size-complex="11pt"/>
    </style:style>
    <style:style style:name="P28" style:family="paragraph" style:parent-style-name="Standard">
      <style:paragraph-properties fo:margin-left="0.034cm" fo:margin-right="10.322cm" fo:line-height="0.512cm" fo:text-indent="0cm" style:auto-text-indent="false"/>
      <style:text-properties style:font-name="Arial1" fo:font-size="12pt" fo:letter-spacing="-0.019cm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.034cm" fo:margin-right="0.728cm" fo:line-height="0.512cm" fo:text-indent="0.639cm" style:auto-text-indent="false"/>
      <style:text-properties style:font-name="Arial1" fo:font-size="11pt" fo:letter-spacing="-0.014cm" style:font-size-asian="11pt" style:font-size-complex="11pt"/>
    </style:style>
    <style:style style:name="P30" style:family="paragraph" style:parent-style-name="Standard">
      <style:paragraph-properties fo:margin-left="0.672cm" fo:margin-right="10.421cm" fo:line-height="0.512cm" fo:text-indent="0.635cm" style:auto-text-indent="false"/>
      <style:text-properties style:font-name="Arial1" fo:font-size="11pt" fo:letter-spacing="-0.025cm" style:font-size-asian="11pt" style:font-size-complex="11pt"/>
    </style:style>
    <style:style style:name="P31" style:family="paragraph" style:parent-style-name="Standard">
      <style:paragraph-properties fo:margin-left="0.034cm" fo:margin-right="1.175cm" fo:line-height="0.506cm" fo:text-indent="0.639cm" style:auto-text-indent="false"/>
      <style:text-properties style:font-name="Arial1" fo:font-size="11pt" fo:letter-spacing="-0.016cm" style:font-size-asian="11pt" style:font-size-complex="11pt"/>
    </style:style>
    <style:style style:name="P32" style:family="paragraph" style:parent-style-name="Standard">
      <style:paragraph-properties fo:margin-left="0.672cm" fo:margin-right="4.759cm" fo:line-height="0.512cm" fo:text-indent="0cm" style:auto-text-indent="false"/>
      <style:text-properties style:font-name="Arial1" fo:font-size="11pt" fo:letter-spacing="-0.021cm" style:font-size-asian="11pt" style:font-size-complex="11pt"/>
    </style:style>
    <style:style style:name="P33" style:family="paragraph" style:parent-style-name="Standard">
      <style:paragraph-properties fo:margin-left="0.672cm" fo:margin-right="4.759cm" fo:line-height="0.506cm" fo:text-indent="0cm" style:auto-text-indent="false"/>
      <style:text-properties style:font-name="Arial1" fo:font-size="11pt" style:font-size-asian="11pt" style:font-size-complex="11pt"/>
    </style:style>
    <style:style style:name="P34" style:family="paragraph" style:parent-style-name="Standard">
      <style:paragraph-properties fo:margin-left="0.034cm" fo:margin-right="5.955cm" fo:line-height="0.512cm" fo:text-indent="0cm" style:auto-text-indent="false"/>
      <style:text-properties style:font-name="Arial1" fo:font-size="11pt" fo:letter-spacing="-0.028cm" fo:font-weight="bold" style:font-size-asian="11pt" style:font-weight-asian="bold" style:font-size-complex="11pt"/>
    </style:style>
    <style:style style:name="P35" style:family="paragraph" style:parent-style-name="Standard">
      <style:paragraph-properties fo:margin-left="0.672cm" fo:margin-right="1.951cm" fo:line-height="0.512cm" fo:text-indent="0cm" style:auto-text-indent="false"/>
      <style:text-properties style:font-name="Arial1" fo:font-size="11pt" style:font-size-asian="11pt" style:font-size-complex="11pt"/>
    </style:style>
    <style:style style:name="P36" style:family="paragraph" style:parent-style-name="Standard">
      <style:paragraph-properties fo:margin-left="0.672cm" fo:margin-right="0.45cm" fo:line-height="0.506cm" fo:text-indent="0cm" style:auto-text-indent="false"/>
      <style:text-properties style:font-name="Arial1" fo:font-size="11pt" fo:letter-spacing="-0.018cm" style:font-size-asian="11pt" style:font-size-complex="11pt"/>
    </style:style>
    <style:style style:name="P37" style:family="paragraph" style:parent-style-name="Standard">
      <style:paragraph-properties fo:margin-left="0.034cm" fo:margin-right="0.45cm" fo:line-height="0.512cm" fo:text-indent="0.639cm" style:auto-text-indent="false"/>
      <style:text-properties style:font-name="Arial1" fo:font-size="11pt" fo:letter-spacing="-0.018cm" style:font-size-asian="11pt" style:font-size-complex="11pt"/>
    </style:style>
    <style:style style:name="P38" style:family="paragraph" style:parent-style-name="Standard">
      <style:paragraph-properties fo:margin-left="0.034cm" fo:margin-right="6.302cm" fo:line-height="0.512cm" fo:text-indent="1.274cm" style:auto-text-indent="false"/>
      <style:text-properties style:font-name="Arial1" fo:font-size="11pt" fo:letter-spacing="-0.023cm" fo:background-color="#ffff00" style:font-size-asian="11pt" style:font-size-complex="11pt"/>
    </style:style>
    <style:style style:name="P39" style:family="paragraph" style:parent-style-name="Standard">
      <style:paragraph-properties fo:margin-left="0.034cm" fo:margin-right="6.302cm" fo:line-height="0.506cm" fo:text-indent="1.274cm" style:auto-text-indent="false"/>
      <style:text-properties style:font-name="Arial1" fo:font-size="11pt" style:font-size-asian="11pt" style:font-size-complex="11pt"/>
    </style:style>
    <style:style style:name="P40" style:family="paragraph" style:parent-style-name="Standard">
      <style:paragraph-properties fo:margin-left="0.034cm" fo:margin-right="1.256cm" fo:line-height="0.512cm" fo:text-indent="0cm" style:auto-text-indent="false"/>
      <style:text-properties style:font-name="Arial1" fo:font-size="12pt" fo:letter-spacing="-0.026cm" fo:font-weight="bold" style:font-size-asian="12pt" style:font-weight-asian="bold" style:font-size-complex="12pt"/>
    </style:style>
    <style:style style:name="P41" style:family="paragraph" style:parent-style-name="Standard">
      <style:paragraph-properties fo:margin-left="0.672cm" fo:margin-right="0.067cm" fo:line-height="0.512cm" fo:text-indent="0cm" style:auto-text-indent="false"/>
      <style:text-properties style:font-name="Arial1" fo:font-size="11pt" fo:letter-spacing="-0.016cm" style:font-size-asian="11pt" style:font-size-complex="11pt"/>
    </style:style>
    <style:style style:name="P42" style:family="paragraph" style:parent-style-name="Standard">
      <style:paragraph-properties fo:margin-left="0.672cm" fo:margin-right="10.661cm" fo:line-height="0.506cm" fo:text-indent="0.635cm" style:auto-text-indent="false"/>
      <style:text-properties style:font-name="Arial1" fo:font-size="11pt" fo:letter-spacing="-0.023cm" fo:background-color="#ffff00" style:font-size-asian="11pt" style:font-size-complex="11pt"/>
    </style:style>
    <style:style style:name="P43" style:family="paragraph" style:parent-style-name="Standard">
      <style:paragraph-properties fo:margin-left="0.672cm" fo:margin-right="4.17cm" fo:line-height="0.512cm" fo:text-indent="0cm" style:auto-text-indent="false"/>
      <style:text-properties style:font-name="Arial1" fo:font-size="11pt" fo:letter-spacing="-0.012cm" style:font-size-asian="11pt" style:font-size-complex="11pt"/>
    </style:style>
    <style:style style:name="P44" style:family="paragraph" style:parent-style-name="Standard">
      <style:paragraph-properties fo:margin-left="0.672cm" fo:margin-right="0.63cm" fo:line-height="0.512cm" fo:text-indent="0cm" style:auto-text-indent="false"/>
      <style:text-properties style:font-name="Arial1" fo:font-size="11pt" fo:letter-spacing="-0.014cm" style:font-size-asian="11pt" style:font-size-complex="11pt"/>
    </style:style>
    <style:style style:name="P45" style:family="paragraph" style:parent-style-name="Standard">
      <style:paragraph-properties fo:margin-left="0.672cm" fo:margin-right="0.288cm" fo:line-height="0.512cm" fo:text-indent="0cm" style:auto-text-indent="false"/>
      <style:text-properties style:font-name="Arial1" fo:font-size="11pt" fo:letter-spacing="-0.018cm" style:font-size-asian="11pt" style:font-size-complex="11pt"/>
    </style:style>
    <style:style style:name="P46" style:family="paragraph" style:parent-style-name="Standard">
      <style:paragraph-properties fo:margin-left="0.034cm" fo:margin-right="10.224cm" fo:line-height="0.506cm" fo:text-indent="1.274cm" style:auto-text-indent="false"/>
      <style:text-properties style:font-name="Arial1" fo:font-size="11pt" fo:letter-spacing="-0.023cm" style:font-size-asian="11pt" style:font-size-complex="11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2dc74"/>
    </style:style>
    <style:style style:name="T3" style:family="text">
      <style:text-properties fo:letter-spacing="-0.016cm"/>
    </style:style>
    <style:style style:name="T4" style:family="text">
      <style:text-properties fo:letter-spacing="-0.016cm" fo:background-color="#ffff00" loext:char-shading-value="0"/>
    </style:style>
    <style:style style:name="T5" style:family="text">
      <style:text-properties fo:letter-spacing="-0.019cm"/>
    </style:style>
    <style:style style:name="T6" style:family="text">
      <style:text-properties fo:letter-spacing="-0.019cm" officeooo:rsid="0012bb8a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letter-spacing="-0.037cm"/>
    </style:style>
    <style:style style:name="T9" style:family="text">
      <style:text-properties officeooo:rsid="001a1eec"/>
    </style:style>
    <style:style style:name="T10" style:family="text">
      <style:text-properties style:font-name="Arial1" officeooo:rsid="001a1eec"/>
    </style:style>
    <style:style style:name="T11" style:family="text">
      <style:text-properties style:font-name="Arial1" fo:font-size="11pt" officeooo:rsid="001a1eec" style:font-size-asian="11pt" style:font-size-complex="11pt"/>
    </style:style>
    <style:style style:name="T12" style:family="text">
      <style:text-properties fo:color="#5983b0" style:font-name="Arial1" fo:font-size="15pt" style:text-underline-style="solid" style:text-underline-width="auto" style:text-underline-color="font-color" officeooo:rsid="0012dc74" style:font-size-asian="15pt" style:font-size-complex="15pt"/>
    </style:style>
    <style:style style:name="T13" style:family="text">
      <style:text-properties fo:color="#5983b0" style:font-name="Arial1" fo:font-size="15pt" style:text-underline-style="solid" style:text-underline-width="auto" style:text-underline-color="font-color" officeooo:rsid="001a1eec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2">Test</text:span><text:span text:style-name="T13"> Unidad </text:span><text:span text:style-name="T12">1-Actividad 5</text:span></text:p>
      <text:p text:style-name="P8"/>
      <text:p text:style-name="P9">1. ámbito de actuación dun virus informático é: </text:p>
      <text:p text:style-name="P10">a) Datos e correo electrónico. </text:p>
      <text:p text:style-name="P11">b) Aínda que nun principio unicamente actuaban sobre software, xa existen virus que </text:p>
      <text:p text:style-name="P12">o fan sobre hardware. </text:p>
      <text:p text:style-name="P13">c) Soamente sobre software. </text:p>
      <text:p text:style-name="P14">d) <text:span text:style-name="T1">Sobre o sistema operativo, desestabilizándoo e xerando erros de tipo xeral. </text:span></text:p>
      <text:p text:style-name="P15"/>
      <text:p text:style-name="P16">2. Os desarrolladores de virus son: </text:p>
      <text:p text:style-name="P17">a) As propias empresas de software, dado que sen virus non existirían programas </text:p>
      <text:p text:style-name="P18">antivirus. </text:p>
      <text:p text:style-name="P19">b) Estudantes que queren deixar constancia do que son capaces de facer. </text:p>
      <text:p text:style-name="P3">c) Traballadores despedidos que queren danar a empresa que os despediu.</text:p>
      <text:p text:style-name="P5"><text:span text:style-name="T3">d) </text:span><text:span text:style-name="T4">Non hai unha orixe clara dada a ilegalidade da autoría. </text:span></text:p>
      <text:p text:style-name="P4"/>
      <text:p text:style-name="P20">3. Un virus bomba lóxica recibe o seu nome debido a que: </text:p>
      <text:p text:style-name="P21">a) Cando entra no sistema elimina gran parte do sistema operativo a semellanza </text:p>
      <text:p text:style-name="P22">dunha explosión dunha bomba real. </text:p>
      <text:p text:style-name="P23">b) Unha vez infectada a máquina e actuando o virus, é imposible recuperar a mesma. </text:p>
      <text:p text:style-name="P24">c) Mingua as prestacións do sistema saturándolle, de modo que sexa imposible </text:p>
      <text:p text:style-name="P25">continuar traballan </text:p>
      <text:p text:style-name="P26">d) <text:span text:style-name="T1">Actívase ao alcanzar unha data determinada, non facendo nada até a mesma. </text:span></text:p>
      <text:p text:style-name="P27"/>
      <text:p text:style-name="P28">4. Un Spyware é: </text:p>
      <text:p text:style-name="P29">a) Un virus similar aos troyanos que permiten controlar remotamente a máquina </text:p>
      <text:p text:style-name="P30">infectada. </text:p>
      <text:p text:style-name="P31">b)<text:span text:style-name="T1"> Un tipo de virus que envía a un lugar concreto informaci6n sobre o Sistema </text:span></text:p>
      <text:p text:style-name="P6">operativo, IPs, paxinas visitadas, do equipo infectado. </text:p>
      <text:p text:style-name="P7">c) A casuistica empresarial do sector. </text:p>
      <text:p text:style-name="P32">d) Case sempre, avances procentes da Universidade. </text:p>
      <text:p text:style-name="P33"/>
      <text:p text:style-name="P34"><text:span text:style-name="T7">5. As ferramentas ofimáticas mais comúns so</text:span>n: </text:p>
      <text:p text:style-name="P35"><text:span text:style-name="T5">a) Un procesador de textos e unha aplicaci</text:span><text:span text:style-name="T6">ó</text:span><text:span text:style-name="T5">n de gravación de CD e DVD. </text:span><text:span text:style-name="T3">b) Unha folla de cálculo, un procesador de textos e un antivirus. </text:span></text:p>
      <text:p text:style-name="P36">c) Un procesador de textos, unha folla de cálculo, un xestor de bases de datos e un </text:p>
      <text:p text:style-name="P18">antivirus. </text:p>
      <text:p text:style-name="P37">d) <text:span text:style-name="T1">Un procesador de textos, unha folla de cálculo, un xestor de bases de datos e un </text:span></text:p>
      <text:p text:style-name="P38">programa de deseño de presentacións. </text:p>
      <text:p text:style-name="P39"/>
      <text:p text:style-name="P40">6. Como se poden eliminar completamente as entradas orfas que deixan algúns <text:s/><text:span text:style-name="T8">programas ao ser desinstalados? </text:span></text:p>
      <text:p text:style-name="P41">a) <text:span text:style-name="T1">Manualmente a través do comando regedit ou mediante aplicacións limpadoras de </text:span></text:p>
      <text:p text:style-name="P42">rexistro. </text:p>
      <text:p text:style-name="P43">b) Eliminando completamente o directorio do programa. </text:p>
      <text:p text:style-name="P44">c) Eliminando completamente o directorio do programa en modo proba de fallos. </text:p>
      <text:p text:style-name="P45">d) Sempre co comando de sistema regedit e nunca mediante aplicacións limpadoras </text:p>
      <text:p text:style-name="P46">de rexistr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237cm" style:type="center"/>
          <style:tab-stop style:position="14.47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237cm" style:type="center"/>
          <style:tab-stop style:position="14.47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237cm" style:type="center"/>
          <style:tab-stop style:position="14.47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2dc74"/>
    </style:style>
    <style:style style:name="MT1" style:family="text">
      <style:text-properties style:font-name="Arial1" fo:font-size="11pt" officeooo:rsid="001a1eec" style:font-size-asian="11pt" style:font-size-complex="11pt"/>
    </style:style>
    <style:style style:name="MT2" style:family="text">
      <style:text-properties officeooo:rsid="001a1eec"/>
    </style:style>
    <style:page-layout style:name="Mpm1">
      <style:page-layout-properties fo:page-width="21.001cm" fo:page-height="29.7cm" style:num-format="1" style:print-orientation="portrait" fo:margin-top="2.928cm" fo:margin-bottom="0.635cm" fo:margin-left="3.598cm" fo:margin-right="2.928cm" style:writing-mode="lr-tb" style:layout-grid-color="#c0c0c0" style:layout-grid-lines="261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</text:span><text:span text:style-name="MT2"> <text:s/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10-13T21:17:49.108000000</dc:date>
    <meta:editing-duration>PT15M47S</meta:editing-duration>
    <meta:editing-cycles>2</meta:editing-cycles>
    <meta:document-statistic meta:table-count="0" meta:image-count="0" meta:object-count="0" meta:page-count="1" meta:paragraph-count="41" meta:word-count="365" meta:character-count="2233" meta:non-whitespace-character-count="1869"/>
  </office:meta>
</office:document-meta>
</file>